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6c" officeooo:paragraph-rsid="0012f26c"/>
    </style:style>
    <style:style style:name="P2" style:family="paragraph" style:parent-style-name="Standard">
      <style:text-properties officeooo:rsid="001324bc" officeooo:paragraph-rsid="001324bc"/>
    </style:style>
    <style:style style:name="P3" style:family="paragraph" style:parent-style-name="Standard">
      <style:text-properties officeooo:rsid="0014f953" officeooo:paragraph-rsid="0014f953"/>
    </style:style>
    <style:style style:name="T1" style:family="text">
      <style:text-properties officeooo:rsid="0013377f"/>
    </style:style>
    <style:style style:name="T2" style:family="text">
      <style:text-properties officeooo:rsid="0013f57b"/>
    </style:style>
    <style:style style:name="T3" style:family="text">
      <style:text-properties officeooo:rsid="0014f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is this program written?</text:p>
      <text:p text:style-name="P1">This program is written for an course in cybersecurity. Thsi program shoud encrypt and decrypt plaintext using the cypher hill metohd.</text:p>
      <text:p text:style-name="P1"/>
      <text:p text:style-name="P1">Who has order it?</text:p>
      <text:p text:style-name="P1">Me</text:p>
      <text:p text:style-name="P1"/>
      <text:p text:style-name="P1">Who is the customer?</text:p>
      <text:p text:style-name="P1">Myself for the course in cybersercurity. Encrypting</text:p>
      <text:p text:style-name="P1"/>
      <text:p text:style-name="P1">Whats is its primary task?</text:p>
      <text:p text:style-name="P1">Decrypt encrypt plani text and cyphers using cypher hill metod.</text:p>
      <text:p text:style-name="P1"/>
      <text:p text:style-name="P1">What features shud it have?</text:p>
      <text:p text:style-name="P1">Non over primary task. Maby an fancy interface for future students to use.</text:p>
      <text:p text:style-name="P1"/>
      <text:p text:style-name="P2">System req:</text:p>
      <text:p text:style-name="P2"><text:span text:style-name="T1">CPU</text:span>: 2008 onward.</text:p>
      <text:p text:style-name="P2">Memory: 4gb+ for Ubuntu 20.04</text:p>
      <text:p text:style-name="P2">OS: <text:span text:style-name="T2">L</text:span>inux. <text:span text:style-name="T2">GTK 2/3 compatable. </text:span><text:span text:style-name="T3">Ubuntu tested on.</text:span></text:p>
      <text:p text:style-name="P3">GPU: Any thats handle gnome 3 in 1080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32:13.372757638</meta:creation-date>
    <dc:date>2021-09-13T12:38:31.196952000</dc:date>
    <meta:editing-duration>PT6M15S</meta:editing-duration>
    <meta:editing-cycles>6</meta:editing-cycles>
    <meta:generator>LibreOffice/7.1.5.2$Linux_X86_64 LibreOffice_project/10$Build-2</meta:generator>
    <meta:document-statistic meta:table-count="0" meta:image-count="0" meta:object-count="0" meta:page-count="1" meta:paragraph-count="15" meta:word-count="101" meta:character-count="586" meta:non-whitespace-character-count="500"/>
  </office:meta>
</office:document-meta>
</file>